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rsid="00016f27"/>
    </style:style>
    <style:style style:name="P4" style:family="paragraph" style:parent-style-name="Text_20_body">
      <style:paragraph-properties fo:text-align="start" style:justify-single-word="false"/>
      <style:text-properties officeooo:rsid="00016f27" officeooo:paragraph-rsid="00016f27"/>
    </style:style>
    <style:style style:name="P5" style:family="paragraph" style:parent-style-name="Text_20_body">
      <style:text-properties officeooo:paragraph-rsid="00016f27"/>
    </style:style>
    <style:style style:name="P6" style:family="paragraph" style:parent-style-name="Text_20_body">
      <style:paragraph-properties fo:text-align="start" style:justify-single-word="false"/>
      <style:text-properties officeooo:rsid="00030d03" officeooo:paragraph-rsid="00030d03"/>
    </style:style>
    <style:style style:name="P7" style:family="paragraph" style:parent-style-name="Heading_20_2">
      <style:text-properties officeooo:rsid="00016f27" officeooo:paragraph-rsid="00016f27"/>
    </style:style>
    <style:style style:name="P8" style:family="paragraph" style:parent-style-name="Heading_20_2">
      <style:text-properties officeooo:paragraph-rsid="00016f27"/>
    </style:style>
    <style:style style:name="P9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016f27"/>
    </style:style>
    <style:style style:name="T2" style:family="text">
      <style:text-properties style:font-name="Liberation Serif1" officeooo:rsid="00016f27" style:font-name-asian="Liberation Serif1" style:font-name-complex="Liberation Serif1"/>
    </style:style>
    <style:style style:name="T3" style:family="text">
      <style:text-properties style:font-name="Liberation Serif" style:font-name-asian="Noto Sans CJK SC Regular" style:font-name-complex="FreeSans"/>
    </style:style>
    <style:style style:name="T4" style:family="text">
      <style:text-properties style:font-name="Liberation Serif" officeooo:rsid="00016f27" style:font-name-asian="Noto Sans CJK SC Regular" style:font-name-complex="FreeSans"/>
    </style:style>
    <style:style style:name="T5" style:family="text">
      <style:text-properties style:font-name="Liberation Serif" officeooo:rsid="00030d03" style:font-name-asian="Noto Sans CJK SC Regular" style:font-name-complex="FreeSans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Cas d’utilisation : &lt;Nom&gt;</text:h>
      <text:p text:style-name="P3"/>
      <text:p text:style-name="P3"/>
      <text:h text:style-name="P7" text:outline-level="2">- Titre</text:h>
      <text:p text:style-name="P5"><text:tab/><text:span text:style-name="T2">●</text:span><text:span text:style-name="T4"> </text:span></text:p>
      <text:h text:style-name="Heading_20_2" text:outline-level="2">- <text:span text:style-name="T1">Résumé</text:span></text:h>
      <text:p text:style-name="P5"><text:tab/><text:span text:style-name="T2">●</text:span><text:span text:style-name="T4"> </text:span></text:p>
      <text:h text:style-name="P8" text:outline-level="2">- <text:span text:style-name="T1">Acteurs</text:span></text:h>
      <text:p text:style-name="P5"><text:span text:style-name="T4"><text:tab/></text:span><text:span text:style-name="T2">●</text:span><text:span text:style-name="T4"> </text:span></text:p>
      <text:h text:style-name="P8" text:outline-level="2">- <text:span text:style-name="T1">Version</text:span></text:h>
      <text:p text:style-name="P5"><text:span text:style-name="T4"><text:tab/></text:span><text:span text:style-name="T2">●</text:span><text:span text:style-name="T4"> 1.0</text:span></text:p>
      <text:h text:style-name="P8" text:outline-level="2">- <text:span text:style-name="T1">Pré-condition</text:span></text:h>
      <text:p text:style-name="P5"><text:span text:style-name="T4"><text:tab/></text:span><text:span text:style-name="T2">●</text:span><text:span text:style-name="T4"> </text:span></text:p>
      <text:h text:style-name="P8" text:outline-level="2">- <text:span text:style-name="T1">Post-condition</text:span></text:h>
      <text:p text:style-name="P5"><text:span text:style-name="T4"><text:tab/></text:span><text:span text:style-name="T2">●</text:span><text:span text:style-name="T4"> </text:span></text:p>
      <text:p text:style-name="P5"><text:span text:style-name="T4"/></text:p>
      <text:h text:style-name="P9" text:outline-level="2"><text:span text:style-name="T4">S</text:span><text:span text:style-name="T3">cénario nominal</text:span></text:h>
      <text:p text:style-name="P4"><text:span text:style-name="T5">1. </text:span><text:span text:style-name="T3">Bla bla bla ...</text:span></text:p>
      <text:p text:style-name="P6"><text:span text:style-name="T3">2.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5">13. B</text:span><text:span text:style-name="T3">la bla bla.</text:span></text:p>
      <text:h text:style-name="P9" text:outline-level="2"><text:soft-page-break/><text:span text:style-name="T1">Enchaînements</text:span> alternatifs</text:h>
      <text:p text:style-name="P6">A1.</text:p>
      <text:p text:style-name="P6">A2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9" text:outline-level="2">Enchaînements d’ex<text:span text:style-name="T1">c</text:span>eption</text:h>
      <text:p text:style-name="P6">E1.</text:p>
      <text:p text:style-name="P6">E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3:44:55.745656584</meta:creation-date>
    <meta:generator>LibreOffice/5.1.6.2$Linux_X86_64 LibreOffice_project/10m0$Build-2</meta:generator>
    <dc:date>2017-09-27T13:56:41.131641629</dc:date>
    <meta:editing-duration>PT11M44S</meta:editing-duration>
    <meta:editing-cycles>2</meta:editing-cycles>
    <meta:document-statistic meta:table-count="0" meta:image-count="0" meta:object-count="0" meta:page-count="2" meta:paragraph-count="23" meta:word-count="43" meta:character-count="224" meta:non-whitespace-character-count="193"/>
  </office:meta>
</office:document-meta>
</file>